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6.113cm" fo:margin-left="0cm" fo:margin-right="2.693cm" table:align="margins"/>
    </style:style>
    <style:style style:name="Таблица1.A" style:family="table-column">
      <style:table-column-properties style:column-width="7.985cm" style:rel-column-width="32476*"/>
    </style:style>
    <style:style style:name="Таблица1.B" style:family="table-column">
      <style:table-column-properties style:column-width="8.128cm" style:rel-column-width="3305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9" style:family="paragraph" style:parent-style-name="Heading_20_1">
      <style:text-properties style:font-name="Cambria"/>
    </style:style>
    <style:style style:name="P10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1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0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0113.png" xlink:type="simple" xlink:show="embed" xlink:actuate="onLoad"/></draw:frame></text:p>
          </table:table-cell>
          <table:table-cell table:style-name="Table1.B1" office:value-type="string">
            <text:h text:style-name="P9" text:outline-level="1">Кусочно-постоян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251cm" svg:height="1.769cm" draw:z-index="1"><draw:image xlink:href="../images/0113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произвольный кусочно-постоянный (многоступенчатый) выходной сигнал, являющийся суперпозицией ступенчатых воздействий. <text:s/></text:p>
            <text:p text:style-name="P5"><text:span text:style-name="T1">Свойства</text:span>:</text:p>
            <text:list xml:id="list2106721341825720047" text:style-name="L1">
              <text:list-item>
                <text:p text:style-name="P10">Массив временных интервалов – t – массив временных интервалов, в секундах. </text:p>
              </text:list-item>
              <text:list-item>
                <text:p text:style-name="P10">Массив значений – y – массив значений выходного сигнала.</text:p>
              </text:list-item>
            </text:list>
            <text:p text:style-name="P5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5"><text:span text:style-name="T14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5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10,10,10,170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6">[0,1,0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Именов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6#t1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5">[<text:span text:style-name="T7">y1,y2,y1,y3,y1,y4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pan text:style-name="T1">Смешанное</text:span><text:span text:style-name="T14"> задание </text:span><text:span text:style-name="T4">свойств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[<text:span text:style-name="T7">100,t2,100,100,150,100</text:span>]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5">[<text:span text:style-name="T7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5"><text:soft-page-break/><text:span text:style-name="T1">Векторное</text:span><text:span text:style-name="T14"> задание </text:span><text:span text:style-name="T4">свойств </text:span><text:span text:style-name="T13">(</text:span><text:span text:style-name="T4">матрица из двух строк)</text:span><text:span text:style-name="T1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5">Название</text:p>
                </table:table-cell>
                <table:table-cell table:style-name="Таблица1.B2" office:value-type="string">
                  <text:p text:style-name="P5">Значение</text:p>
                </table:table-cell>
              </table:table-row>
              <table:table-row>
                <table:table-cell table:style-name="Таблица1.A3" office:value-type="string">
                  <text:p text:style-name="P4">Массив временных интервалов</text:p>
                </table:table-cell>
                <table:table-cell table:style-name="Таблица1.B3" office:value-type="string">
                  <text:p text:style-name="P5"><text:span text:style-name="T7">[[t1,t1,t1,t1,t1,t1]</text:span>,[<text:span text:style-name="T7">t1,t1,t1,t1,t1,t1</text:span>]<text:span text:style-name="T7">]</text:span></text:p>
                </table:table-cell>
              </table:table-row>
              <table:table-row>
                <table:table-cell table:style-name="Таблица1.A3" office:value-type="string">
                  <text:p text:style-name="P4">Значение функции</text:p>
                </table:table-cell>
                <table:table-cell table:style-name="Таблица1.B3" office:value-type="string">
                  <text:p text:style-name="P6">[[y1,y2,y3,y4,y5,y6],[1,2.5,3,4,3,1]]</text:p>
                </table:table-cell>
              </table:table-row>
            </table:table>
            <text:p text:style-name="P5"><text:span text:style-name="T1">Примечани</text:span><text:span text:style-name="T3">я</text:span>:</text:p>
            <text:list xml:id="list3800338320330594310" text:style-name="L2">
              <text:list-item>
                <text:p text:style-name="P11"><text:span text:style-name="T2">По умолчанию блок </text:span>формирует <text:span text:style-name="T15">скалярный</text:span> выходной сигнал.</text:p>
              </text:list-item>
              <text:list-item>
                <text:p text:style-name="P11"><text:span text:style-name="T8">Именованные свойства </text:span><text:span text:style-name="T5">могут быть заданы </text:span><text:span text:style-name="T8">как </text:span><text:span text:style-name="T11">локальные</text:span><text:span text:style-name="T8"> переменные модели (субмодели) во вкладке </text:span><text:span text:style-name="T11">Параметры,</text:span><text:span text:style-name="T8"> как </text:span><text:span text:style-name="T11">глобальные</text:span><text:span text:style-name="T8"> сигналы проекта при помощи пункта главного меню </text:span><text:span text:style-name="T6">Сервис</text:span><text:span text:style-name="T8"> </text:span><text:span text:style-name="T9">→</text:span><text:span text:style-name="T10"> </text:span><text:span text:style-name="T12">Сигналы,</text:span><text:span text:style-name="T8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постоянная</dc:title>
    <dc:date>2016-04-07T13:24:35.85</dc:date>
    <meta:generator>OpenOffice/4.1.1$Win32 OpenOffice.org_project/411m6$Build-9775</meta:generator>
    <meta:editing-duration>PT2H20M9S</meta:editing-duration>
    <meta:editing-cycles>60</meta:editing-cycles>
    <meta:document-statistic meta:table-count="2" meta:image-count="2" meta:object-count="0" meta:page-count="2" meta:paragraph-count="43" meta:word-count="164" meta:character-count="1381"/>
    <dc:creator>ILYA KUBENSKIY</dc:creator>
    <meta:user-defined meta:name="Поле 1"/>
    <meta:user-defined meta:name="Поле 2"/>
    <meta:user-defined meta:name="Поле 3"/>
    <meta:user-defined meta:name="Поле 4"/>
  </office:meta>
</office:document-meta>
</file>